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language="de" fo:country="DE" style:text-underline-style="solid" style:text-underline-width="auto" style:text-underline-color="font-color" fo:font-weight="bold" officeooo:rsid="001cfa33" officeooo:paragraph-rsid="001cfa33" style:font-size-asian="10.5pt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/>
      <style:text-properties fo:language="de" fo:country="DE" style:text-underline-style="none" fo:font-weight="bold" officeooo:rsid="001cfa33" officeooo:paragraph-rsid="001cfa33" style:font-size-asian="10.5pt" style:font-weight-asian="bold" style:font-weight-complex="bold"/>
    </style:style>
    <style:style style:name="P3" style:family="paragraph" style:parent-style-name="Standard" style:list-style-name="L3">
      <style:paragraph-properties fo:margin-top="0in" fo:margin-bottom="0in" loext:contextual-spacing="false"/>
      <style:text-properties fo:language="de" fo:country="DE" style:text-underline-style="none" fo:font-weight="normal" officeooo:rsid="001cfa33" officeooo:paragraph-rsid="001cfa33" style:font-size-asian="10.5pt" style:font-weight-asian="normal" style:font-weight-complex="normal"/>
    </style:style>
    <style:style style:name="P4" style:family="paragraph" style:parent-style-name="Standard" style:list-style-name="L4">
      <style:paragraph-properties fo:margin-top="0in" fo:margin-bottom="0in" loext:contextual-spacing="false"/>
      <style:text-properties fo:language="de" fo:country="DE" style:text-underline-style="none" fo:font-weight="normal" officeooo:rsid="001e5143" officeooo:paragraph-rsid="001e5143" style:font-size-asian="10.5pt" style:font-weight-asian="normal" style:font-weight-complex="normal"/>
    </style:style>
    <style:style style:name="P5" style:family="paragraph" style:parent-style-name="Standard" style:list-style-name="L3">
      <style:paragraph-properties fo:margin-top="0in" fo:margin-bottom="0in" loext:contextual-spacing="false"/>
      <style:text-properties fo:language="de" fo:country="DE" style:text-underline-style="none" fo:font-weight="normal" officeooo:rsid="001e3bf1" officeooo:paragraph-rsid="001e3bf1" style:font-size-asian="10.5pt" style:font-weight-asian="normal" style:font-weight-complex="normal"/>
    </style:style>
    <style:style style:name="P6" style:family="paragraph" style:parent-style-name="Standard" style:list-style-name="L4">
      <style:paragraph-properties fo:margin-top="0in" fo:margin-bottom="0in" loext:contextual-spacing="false"/>
      <style:text-properties fo:language="de" fo:country="DE" style:text-underline-style="none" fo:font-weight="normal" officeooo:rsid="00218334" officeooo:paragraph-rsid="00218334" style:font-size-asian="10.5pt" style:font-weight-asian="normal" style:font-weight-complex="normal"/>
    </style:style>
    <style:style style:name="P7" style:family="paragraph" style:parent-style-name="Standard" style:list-style-name="L5">
      <style:paragraph-properties fo:margin-top="0in" fo:margin-bottom="0in" loext:contextual-spacing="false"/>
      <style:text-properties fo:language="de" fo:country="DE" style:text-underline-style="none" fo:font-weight="normal" officeooo:rsid="00233410" officeooo:paragraph-rsid="00233410" style:font-size-asian="10.5pt" style:font-weight-asian="normal" style:font-weight-complex="normal"/>
    </style:style>
    <style:style style:name="T1" style:family="text">
      <style:text-properties officeooo:rsid="0021c98e"/>
    </style:style>
    <style:style style:name="T2" style:family="text">
      <style:text-properties officeooo:rsid="0024e1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Notes</text:p>
      <text:p text:style-name="P1"/>
      <text:p text:style-name="P2">Gliederung</text:p>
      <text:p text:style-name="P2"/>
      <text:list xml:id="list2286294852" text:style-name="L3">
        <text:list-item>
          <text:p text:style-name="P3">Bevor wir starten</text:p>
        </text:list-item>
      </text:list>
      <text:list xml:id="list723933158" text:style-name="L4">
        <text:list-item>
          <text:p text:style-name="P4"><text:span text:style-name="T1">A</text:span>n wen gerichtet?</text:p>
        </text:list-item>
        <text:list-item>
          <text:p text:style-name="P6">Welches Vorwissen verlangt?</text:p>
        </text:list-item>
      </text:list>
      <text:list xml:id="list124517514975553" text:continue-list="list2286294852" text:style-name="L3">
        <text:list-item>
          <text:p text:style-name="P3">Einführung <text:span text:style-name="T2">in die Textklassifikation</text:span></text:p>
        </text:list-item>
      </text:list>
      <text:list xml:id="list425170343" text:style-name="L5">
        <text:list-item>
          <text:p text:style-name="P7">Was ist Textklassifikation?</text:p>
        </text:list-item>
        <text:list-item>
          <text:p text:style-name="P7">Welche Arten von Textklassifikation gibt es?</text:p>
        </text:list-item>
        <text:list-item>
          <text:p text:style-name="P7">Warum für Dhler wichtig?</text:p>
        </text:list-item>
        <text:list-item>
          <text:p text:style-name="P7">Aufbau des Tutorials</text:p>
          <text:list>
            <text:list-item>
              <text:p text:style-name="P7">Orientierung an „historischer“ Entwicklung</text:p>
            </text:list-item>
          </text:list>
        </text:list-item>
      </text:list>
      <text:list xml:id="list124517776630473" text:continue-list="list124517514975553" text:style-name="L3">
        <text:list-item>
          <text:p text:style-name="P3">Das Korpus</text:p>
        </text:list-item>
        <text:list-item>
          <text:p text:style-name="P3">Die “klassischen” Textklassifizierungsmethoden</text:p>
        </text:list-item>
        <text:list-item>
          <text:p text:style-name="P3">Evaluation</text:p>
        </text:list-item>
        <text:list-item>
          <text:p text:style-name="P5">Deep Learn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0:47:32.563072811</meta:creation-date>
    <meta:generator>LibreOffice/6.0.7.3$Linux_X86_64 LibreOffice_project/00m0$Build-3</meta:generator>
    <dc:date>2019-07-05T12:45:17.135653968</dc:date>
    <meta:editing-duration>PT1H57M45S</meta:editing-duration>
    <meta:editing-cycles>8</meta:editing-cycles>
    <meta:document-statistic meta:table-count="0" meta:image-count="0" meta:object-count="0" meta:page-count="1" meta:paragraph-count="15" meta:word-count="57" meta:character-count="376" meta:non-whitespace-character-count="347"/>
  </office:meta>
</office:document-meta>
</file>